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uptseminar</text:p>
      <text:h text:style-name="Heading_20_1" text:outline-level="1">Zusammenfassung</text:h>
      <text:p text:style-name="Text_20_body">Bei dieser Arbeit wird eine Splineapproximation von fetalen Magnetokardiogrammdatensätzen durchgeführt um anschließend die Splineparameter im Zeit- und Frequenzbereich zu analysieren. Ziel ist es eine Abhängigkeit der Splineparameter von der fetalen Atmung nachzuweisen.</text:p>
      <text:h text:style-name="Heading_20_1" text:outline-level="1">Einleitung</text:h>
      <text:p text:style-name="Standard">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Standard">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 </text:p>
      <text:p text:style-name="Text_20_body">Die periodisch wiederkehrenden Signalabschnitte eines Magnetokardiogramms (MKGs) lassen sich wie die eines EKGs als P-, Q- ,R-, S- und T-Welle bezeichnen. </text:p>
      <text:p text:style-name="Text_20_body">Die Q-, R- uns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 </text:p>
      <text:p text:style-name="Text_20_body">Mit dieser Parameterliste wurde eine Hypothese formuliert, in der das gemessene Signal mit einem Spline beschrieben wird. Diese Hypothese war die Grundlage für die gesamte Arbeit, wobei die Richtigkeit der Hypothese nachgewiesen werden sollte, eine solche Hypothese heißt Nullhypothese.</text:p>
      <text:p text:style-name="Text_20_body">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Konnte die Nullhypothese bestätigt werden?</text:p>
      <text:p text:style-name="Text_20_body">-Was konnte geschlussfolgert werden?</text:p>
      <text:h text:style-name="Heading_20_1" text:outline-level="1">Nullhypothese</text:h>
      <text:p text:style-name="Text_20_body">-Was ist eine Nullhypothese</text:p>
      <text:p text:style-name="Text_20_body"><draw:frame draw:style-name="fr2" draw:name="Object1" text:anchor-type="as-char" svg:width="5.383cm" svg:height="0.529cm" draw:z-index="1"><draw:object xlink:href="./Object 1" xlink:type="simple" xlink:show="embed" xlink:actuate="onLoad"/><draw:image xlink:href="./ObjectReplacements/Object 1" xlink:type="simple" xlink:show="embed" xlink:actuate="onLoad"/></draw:frame></text:p>
      <text:p text:style-name="Text_20_body">-Formulierung</text:p>
      <text:p text:style-name="Text_20_body">-Alternativhypothese</text:p>
      <text:p text:style-name="Text_20_body"><draw:frame draw:style-name="fr2" draw:name="Object2" text:anchor-type="as-char" svg:width="6.588cm" svg:height="0.529cm" draw:z-index="2"><draw:object xlink:href="./Object 2" xlink:type="simple" xlink:show="embed" xlink:actuate="onLoad"/><draw:image xlink:href="./ObjectReplacements/Object 2" xlink:type="simple" xlink:show="embed" xlink:actuate="onLoad"/></draw:frame></text:p>
      <text:p text:style-name="Text_20_body"><draw:frame draw:style-name="fr2" draw:name="Object3" text:anchor-type="as-char" svg:width="3.782cm" svg:height="0.529cm" draw:z-index="3"><draw:object xlink:href="./Object 3" xlink:type="simple" xlink:show="embed" xlink:actuate="onLoad"/><draw:image xlink:href="./ObjectReplacements/Object 3" xlink:type="simple" xlink:show="embed" xlink:actuate="onLoad"/></draw:frame></text:p>
      <text:h text:style-name="Heading_20_1" text:outline-level="1"><text:soft-page-break/>Vorgehensweise</text:h>
      <text:p text:style-name="Standard"/>
      <text:p text:style-name="Standard">Das Programm wurde unter Windows mit Cygwin und auf Mac OS X sowie auf Linux getestet, das configure-Skript macht das Programm sehr portabel.</text:p>
      <text:h text:style-name="Heading_20_2" text:outline-level="2">Algorithmen</text:h>
      <text:p text:style-name="Standard">Für die Detektion der QRS-Komplexe wird das Maximum Coherence Matching (MCM) Verfahren UND-verknüpft mit der Minimum Root Mean Square (MRMS) Methode verwendet.</text:p>
      <text:p text:style-name="Standard">Nach der Ermittlung der Zeitpunkte t_beat der QRS-Komplexe kann mit diesen Zeitpunkten ein gemittelter QRS-Komplex berechnet werden. Der gemittelte QRS-Komplex wird mittelwertfrei gemacht und normiert um mit einem kubischen Spline approximiert werden zu können. Daraus entsteht der N_QRS für die anschließende Approximation mittels Levenberg-Marquard Algorithmus (LMA). Mit den berechneten Parametern wird eine weitere Signalanalyse durchgeführt um diese in Abhängigkeit von der Atmung zu bringen.</text:p>
      <text:h text:style-name="P1" text:outline-level="3">Levenberg-Marquard Algorithmus (LMA)</text:h>
      <text:p text:style-name="Text_20_body">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1" draw:name="Grafik1" text:anchor-type="as-char" svg:width="6.627cm" svg:height="1.639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text:a xlink:type="simple" xlink:href="http://en.wikipedia.org/wiki/Levenberg-Marquardt_algorithm">http://en.wikipedia.org/wiki/Levenberg-Marquardt_algorithm</text:a></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text:soft-page-break/>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Chi-Quadrat-Test </text:h>
      <text:p text:style-name="Text_20_body">Dieser Test wird hier verwendet um die Güte der Approximation des LMA abzuschätzen. Der Chi-Quadrat-Test ist ein statistischer Test bei dem die Schätzfunkion der Teststatistik der Ch-Quadrat-Verteilung entspricht wenn die Nullhypothese wahr ist.</text:p>
      <text:h text:style-name="Heading_20_1" text:outline-level="1">Ergebnisse</text:h>
      <text:h text:style-name="Heading_20_1" text:outline-level="1">Diskussion</text:h>
      <text:h text:style-name="Heading_20_2" text:outline-level="2">Ausblic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5-22T15:59:22</dc:date>
    <meta:editing-duration>PT07H42M06S</meta:editing-duration>
    <meta:editing-cycles>13</meta:editing-cycles>
    <meta:generator>OpenOffice.org/3.1$Linux OpenOffice.org_project/310m19$Build-9420</meta:generator>
    <meta:document-statistic meta:table-count="0" meta:image-count="1" meta:object-count="3" meta:page-count="3" meta:paragraph-count="42" meta:word-count="723" meta:character-count="5353"/>
  </office:meta>
</office:document-meta>
</file>

<file path=Object 1/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